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1dd12a" officeooo:paragraph-rsid="001dd12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ed9ea" officeooo:paragraph-rsid="001ed9e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1ee45e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ffb10" officeooo:paragraph-rsid="001ffb10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fo:font-weight="bold" officeooo:rsid="001ee45e" officeooo:paragraph-rsid="001ee45e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dd12a" officeooo:paragraph-rsid="001dd12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ee45e" officeooo:paragraph-rsid="001ed9e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ee45e" officeooo:paragraph-rsid="001ee45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ffb10" officeooo:paragraph-rsid="001ffb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45e" style:font-weight-asian="normal" style:font-weight-complex="normal"/>
    </style:style>
    <style:style style:name="T3" style:family="text">
      <style:text-properties fo:font-weight="normal" officeooo:rsid="001ffb1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2/2021 - [Soft Skills] Inteligência Emocional - Talentos</text:p>
      <text:p text:style-name="P6"/>
      <text:p text:style-name="P6">Em minha visão, meus principais talentos são:</text:p>
      <text:p text:style-name="P6"/>
      <text:p text:style-name="P1">- Negociação, em habilidades técnicas;</text:p>
      <text:p text:style-name="P1">- Comunicação, em habilidades relacionais;</text:p>
      <text:p text:style-name="P1">- Carisma, em habilidades sociais.</text:p>
      <text:p text:style-name="P6"/>
      <text:p text:style-name="P6">Em seguida, o respectivo feedback das pessoas às quais pedi que me concedam, para complementar minha visão.</text:p>
      <text:p text:style-name="P6"/>
      <text:p text:style-name="P2"><text:span text:style-name="T1">Fiz um apanhado bem variado </text:span><text:span text:style-name="T2">de pessoas do meu círculo de relacionamentos, sendo duas pessoas familiares (mãe e esposa) e outras três pessoas que conviveram comigo em diferentes momentos de vida como: minha líder no esporte (que foi minha treinadora), um liderado e posteriormente par de trabalho e um parceiro de negócios.</text:span></text:p>
      <text:p text:style-name="P7"/>
      <text:p text:style-name="P8">O apanhado de observações foi bastante rico, segue compilado de todas as características individualmente citadas:</text:p>
      <text:p text:style-name="P5"><text:span text:style-name="T1">Alegria, Analítico, Apresentação, Autoestima, Cantar, Colaborativo, Comunicação, Cuidar da saúde, Dedicação, Determinação, Disposição, Escrita, Extrovertido, Falar em público, Foco, Inteligê</text:span><text:span text:style-name="T3">ncia</text:span><text:span text:style-name="T1">, Observação, Organização, Ótimo atleta, Persistência, Pontualidade, Relacionamento, Responsabilidade, Vender </text:span><text:span text:style-name="T3">ideias</text:span><text:span text:style-name="T1">, Viajante.</text:span></text:p>
      <text:p text:style-name="P8"/>
      <text:p text:style-name="P3"><text:span text:style-name="T3">E,</text:span><text:span text:style-name="T2"> na visão de todas as cinco pessoas, houveram confluências de algumas características </text:span><text:span text:style-name="T3">particulares, que são:</text:span></text:p>
      <text:p text:style-name="P4"><text:span text:style-name="T4">Comunicação, Determinação e Responsabilidade com três citações </text:span><text:span text:style-name="T1">e Cantar com duas citações.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09:10:42.232127510</meta:creation-date>
    <dc:date>2021-12-24T09:54:00.621554053</dc:date>
    <meta:editing-duration>PT19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73" meta:character-count="1282" meta:non-whitespace-character-count="1120"/>
  </office:meta>
</office:document-meta>
</file>